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Internasionalisasi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Digunakan agar aplikasi dapat beradaptasi dengan perubahan bahasa</text:p>
              </text:list-item>
              <text:list-item>
                <text:p text:style-name="P3">Ini dimungkinkan karena Java menggunakan unicode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embuat aplikasi yang mendukung internasionalisasi dengan JavaFX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Buat aplikasi pada praktek menjadi daerahisa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21T14:58:56.878742977</dc:date>
    <meta:editing-duration>P1DT14H26M25S</meta:editing-duration>
    <meta:editing-cycles>57</meta:editing-cycles>
    <meta:generator>LibreOffice/5.1.4.2$Linux_X86_64 LibreOffice_project/10m0$Build-2</meta:generator>
    <meta:document-statistic meta:object-count="62"/>
  </office:meta>
</office:document-meta>
</file>